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10d1c0"/>
    </style:style>
    <style:style style:name="P2" style:family="paragraph" style:parent-style-name="Standard">
      <style:paragraph-properties fo:text-align="start" style:justify-single-word="false"/>
      <style:text-properties officeooo:paragraph-rsid="0011de32"/>
    </style:style>
    <style:style style:name="P3" style:family="paragraph" style:parent-style-name="Standard">
      <style:paragraph-properties fo:text-align="start" style:justify-single-word="false"/>
      <style:text-properties officeooo:paragraph-rsid="00124e60"/>
    </style:style>
    <style:style style:name="P4" style:family="paragraph" style:parent-style-name="Standard">
      <style:paragraph-properties fo:text-align="center" style:justify-single-word="false"/>
      <style:text-properties officeooo:rsid="0010d1c0" officeooo:paragraph-rsid="0010d1c0"/>
    </style:style>
    <style:style style:name="P5" style:family="paragraph" style:parent-style-name="Standard">
      <style:paragraph-properties fo:text-align="start" style:justify-single-word="false"/>
      <style:text-properties officeooo:rsid="0010d1c0" officeooo:paragraph-rsid="0010d1c0"/>
    </style:style>
    <style:style style:name="P6" style:family="paragraph" style:parent-style-name="Standard">
      <style:paragraph-properties fo:text-align="start" style:justify-single-word="false"/>
      <style:text-properties fo:font-weight="bold" officeooo:rsid="0010d1c0" officeooo:paragraph-rsid="0010d1c0" style:font-weight-asian="bold" style:font-weight-complex="bold"/>
    </style:style>
    <style:style style:name="P7" style:family="paragraph" style:parent-style-name="Standard">
      <style:paragraph-properties fo:text-align="start" style:justify-single-word="false"/>
      <style:text-properties fo:font-weight="bold" officeooo:rsid="0011de32" officeooo:paragraph-rsid="0011de32" style:font-weight-asian="bold" style:font-weight-complex="bold"/>
    </style:style>
    <style:style style:name="P8" style:family="paragraph" style:parent-style-name="Standard">
      <style:paragraph-properties fo:text-align="start" style:justify-single-word="false"/>
      <style:text-properties officeooo:rsid="0011de32" officeooo:paragraph-rsid="0010d1c0"/>
    </style:style>
    <style:style style:name="P9" style:family="paragraph" style:parent-style-name="Standard">
      <style:paragraph-properties fo:text-align="start" style:justify-single-word="false"/>
      <style:text-properties officeooo:rsid="0011de32" officeooo:paragraph-rsid="0011de32"/>
    </style:style>
    <style:style style:name="P10" style:family="paragraph" style:parent-style-name="Standard">
      <style:paragraph-properties fo:text-align="start" style:justify-single-word="false"/>
      <style:text-properties officeooo:rsid="00124e60" officeooo:paragraph-rsid="0011de32"/>
    </style:style>
    <style:style style:name="P11" style:family="paragraph" style:parent-style-name="Standard">
      <style:paragraph-properties fo:text-align="start" style:justify-single-word="false"/>
      <style:text-properties officeooo:rsid="00124e60" officeooo:paragraph-rsid="00124e60"/>
    </style:style>
    <style:style style:name="P12" style:family="paragraph" style:parent-style-name="Standard">
      <style:paragraph-properties fo:text-align="start" style:justify-single-word="false"/>
      <style:text-properties officeooo:rsid="00124e60" officeooo:paragraph-rsid="00153566"/>
    </style:style>
    <style:style style:name="P13" style:family="paragraph" style:parent-style-name="Standard">
      <style:paragraph-properties fo:text-align="start" style:justify-single-word="false"/>
      <style:text-properties officeooo:rsid="00138443" officeooo:paragraph-rsid="00138443"/>
    </style:style>
    <style:style style:name="P14" style:family="paragraph" style:parent-style-name="Standard">
      <style:paragraph-properties fo:text-align="start" style:justify-single-word="false"/>
      <style:text-properties officeooo:rsid="00138443" officeooo:paragraph-rsid="00153566"/>
    </style:style>
    <style:style style:name="P15" style:family="paragraph" style:parent-style-name="Standard">
      <style:paragraph-properties fo:text-align="start" style:justify-single-word="false"/>
      <style:text-properties officeooo:paragraph-rsid="00153566"/>
    </style:style>
    <style:style style:name="P16" style:family="paragraph" style:parent-style-name="Standard">
      <style:paragraph-properties fo:text-align="center" style:justify-single-word="false" fo:break-before="page"/>
      <style:text-properties fo:font-weight="bold" officeooo:rsid="00124e60" officeooo:paragraph-rsid="00153566" style:font-weight-asian="bold" style:font-weight-complex="bold"/>
    </style:style>
    <style:style style:name="T1" style:family="text">
      <style:text-properties officeooo:rsid="0010d1c0"/>
    </style:style>
    <style:style style:name="T2" style:family="text">
      <style:text-properties officeooo:rsid="0011de32"/>
    </style:style>
    <style:style style:name="T3" style:family="text">
      <style:text-properties officeooo:rsid="00124e60"/>
    </style:style>
    <style:style style:name="T4" style:family="text">
      <style:text-properties officeooo:rsid="00138443"/>
    </style:style>
    <style:style style:name="T5" style:family="text">
      <style:text-properties officeooo:rsid="0015356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D Photo Mobile Users Guide</text:p>
      <text:p text:style-name="P4"/>
      <text:p text:style-name="P4">Version 1.0</text:p>
      <text:p text:style-name="P4">Created by Zach Hudson and Chase Coates</text:p>
      <text:p text:style-name="P5"/>
      <text:p text:style-name="P6">1. Starting the program</text:p>
      <text:p text:style-name="P5"/>
      <text:p text:style-name="P5">To start the 3D mobile, just run the 3dMobile.exe file.</text:p>
      <text:p text:style-name="P5"/>
      <text:p text:style-name="P5">The program will first look for a manifest file(see Manifest below), and load from it. If not manifest file is found, it will then look for a tree directory(see tree directory below), and load from it. If no manifest file or tree directory is found, it will do a folder search(see folder search below). If you give it an argument, then the program will search at that argument location. Ex:</text:p>
      <text:p text:style-name="P5"/>
      <text:p text:style-name="P5"><text:tab/>3dMobile.exe c:\pics\manifest.txt <text:s text:c="5"/>- <text:s/>Will try to load c:\pics\manifest.txt as a manifest file.</text:p>
      <text:p text:style-name="P5"/>
      <text:p text:style-name="P5"><text:tab/>3dMobile.exe c:\pics\ <text:s text:c="3"/>- Will first try to load c:\pics\ as a tree directory, and if it fails, will do a <text:tab/><text:tab/><text:tab/><text:tab/><text:tab/>folder search in c:\pics\</text:p>
      <text:p text:style-name="P5"/>
      <text:p text:style-name="P5">If no argument is given, it will first search for manifest.txt in the current director, then look for a mobiletree directory in the current directory. Then it will try to do a folder search in the current directory.</text:p>
      <text:p text:style-name="P5"/>
      <text:p text:style-name="P6">2. Loading files</text:p>
      <text:p text:style-name="P5"/>
      <text:p text:style-name="P1"><text:span text:style-name="T2">2a. </text:span><text:span text:style-name="T1">Manifest File</text:span></text:p>
      <text:p text:style-name="P5">If a manifest file is found, the it will be used to load. The manifest file format is</text:p>
      <text:p text:style-name="P5"/>
      <text:p text:style-name="P5"># 100 200</text:p>
      <text:p text:style-name="P5">filename</text:p>
      <text:p text:style-name="P5">Description line 1</text:p>
      <text:p text:style-name="P5">Description line 2</text:p>
      <text:p text:style-name="P5"/>
      <text:p text:style-name="P1"><text:span text:style-name="T1">Each entry starts with a # and is followed by the width and height of that picture. If 0 is given for width and height, the they will be determined from the image size. The next line is the file name. Lines after that are the image's description. This goes on until the next # is found. Anything before the first # will be ignored. </text:span><text:span text:style-name="T2">All images loaded will be randomly placed in a tree.</text:span></text:p>
      <text:p text:style-name="P8"/>
      <text:p text:style-name="P9">2b Tree Directory</text:p>
      <text:p text:style-name="P9">If a directory is found that has sub directories named 1 and 2, then it will load from a tree directory.</text:p>
      <text:p text:style-name="P9">The tree directories form is as follows. The main directory must have a 1 and 2 folder. Those folders will be the 2 branches of the main node. In the sub-folders can be pictures and/or sub folders. The first 2 folders found will be sub-nodes of that folder. If 1 folder is found, then it will try to load 1 image. If no folders are found then it will try to load 2 images. The tree that is displayed will match the directory structure you provide.</text:p>
      <text:p text:style-name="P9"/>
      <text:p text:style-name="P9">2c Folder Search</text:p>
      <text:p text:style-name="P9">When in folder search mode, the program will just load all the images it can from the folder provided and create a random tree from that.</text:p>
      <text:p text:style-name="P9"><text:soft-page-break/>3c Info txt</text:p>
      <text:p text:style-name="P9">If the program loads from Tree Directory or Folder Search, then each image it loads, it will look for a corresponding .txt file with the same name(ie. sette.jpg would look for sette.txt) to load info from. If the first symbol in the text file is #, then it must be followed by width and height parameters, then the desired description in the following lines. If no # is found, then the file will be loaded as the description. </text:p>
      <text:p text:style-name="P9"/>
      <text:p text:style-name="P7">4 The Mobile</text:p>
      <text:p text:style-name="P9">If the program successfully loads images, it will display a spinning mobile. The speeds it spins at are random.</text:p>
      <text:p text:style-name="P9"/>
      <text:p text:style-name="P9">4a The controls</text:p>
      <text:p text:style-name="P9"/>
      <text:p text:style-name="P2"><text:span text:style-name="T2">Hovering the mouse over an image will highlight it. Clicking on an image will cause the camera to fly into that picture. If a description was given, then that description will be displayed in the lower </text:span><text:span text:style-name="T3">third</text:span><text:span text:style-name="T2"> of the screen. </text:span><text:span text:style-name="T3">Else the picture will just show full screen. Clicking again will fly back out to where it started.</text:span></text:p>
      <text:p text:style-name="P10"/>
      <text:p text:style-name="P11">Keys:</text:p>
      <text:p text:style-name="P3"><text:span text:style-name="T3">&lt; and &gt; <text:s text:c="2"/><text:tab/></text:span><text:span text:style-name="T4">- <text:s/>Flies to the previous and next images. If loaded from a manifest file, the order will be <text:tab/><text:tab/><text:tab/><text:tab/>the same as defined in the file(good for presentations).</text:span></text:p>
      <text:p text:style-name="P13">+ and - <text:s text:c="3"/><text:tab/>- Increase and decrease frame-rate</text:p>
      <text:p text:style-name="P13">r<text:tab/><text:tab/>- Re-randomizes the tree. Does nothing if loaded from tree directory</text:p>
      <text:p text:style-name="P13">c<text:tab/><text:tab/>- Show/Hide coordinate axis</text:p>
      <text:p text:style-name="P13">s<text:tab/><text:tab/>- Stop/Start animation</text:p>
      <text:p text:style-name="P13">space<text:tab/><text:tab/>- Advance frame</text:p>
      <text:p text:style-name="P13">q and ESC<text:tab/>- Quit</text:p>
      <text:p text:style-name="P13"/>
      <text:p text:style-name="P13">Camera Controls(based off keypad):</text:p>
      <text:p text:style-name="P13">1 and 4<text:tab/><text:tab/>- Move in and out</text:p>
      <text:p text:style-name="P13">2 and 5<text:tab/><text:tab/>- Move up and down</text:p>
      <text:p text:style-name="P13">3 and 6<text:tab/><text:tab/>- Tilt up and down</text:p>
      <text:p text:style-name="P13"/>
      <text:p text:style-name="P13"><text:span text:style-name="T5">O</text:span>thers(for fun and seeing how openGL works):</text:p>
      <text:p text:style-name="P13">b<text:tab/><text:tab/>- Stop/starts clearing frame</text:p>
      <text:p text:style-name="P13">d<text:tab/><text:tab/>- Disables/enables z buffer depth test.</text:p>
      <text:p text:style-name="P13"/>
      <text:p text:style-name="P13">Hope you enjoy!</text:p>
      <text:p text:style-name="P13"/>
      <text:p text:style-name="P16">Keys:</text:p>
      <text:p text:style-name="P12"/>
      <text:p text:style-name="P15"><text:span text:style-name="T3">&lt; and &gt; <text:s text:c="2"/><text:tab/></text:span><text:span text:style-name="T4">- <text:s/>Flies to the previous and next images. If loaded from a manifest file, the order will be <text:tab/><text:tab/><text:tab/><text:tab/>the same as defined in the file(good for presentations).</text:span></text:p>
      <text:p text:style-name="P14">+ and - <text:s text:c="3"/><text:tab/>- Increase and decrease frame-rate</text:p>
      <text:p text:style-name="P14"/>
      <text:p text:style-name="P14">r<text:tab/><text:tab/>- Re-randomizes the tree. Does nothing if loaded from tree directory</text:p>
      <text:p text:style-name="P14"/>
      <text:p text:style-name="P14">c<text:tab/><text:tab/>- Show/Hide coordinate axis</text:p>
      <text:p text:style-name="P14"/>
      <text:p text:style-name="P14">s<text:tab/><text:tab/>- Stop/Start animation</text:p>
      <text:p text:style-name="P14"/>
      <text:p text:style-name="P14">space<text:tab/><text:tab/>- Advance frame</text:p>
      <text:p text:style-name="P14"/>
      <text:p text:style-name="P14">q and ESC<text:tab/>- Quit</text:p>
      <text:p text:style-name="P14"/>
      <text:p text:style-name="P14">Camera Controls(based off keypad):</text:p>
      <text:p text:style-name="P14"/>
      <text:p text:style-name="P14">1 and 4<text:tab/><text:tab/>- Move in and out</text:p>
      <text:p text:style-name="P14"/>
      <text:p text:style-name="P14">2 and 5<text:tab/><text:tab/>- Move up and down</text:p>
      <text:p text:style-name="P14"/>
      <text:p text:style-name="P14">3 and 6<text:tab/><text:tab/>- Tilt up and down</text:p>
      <text:p text:style-name="P14"/>
      <text:p text:style-name="P14"><text:span text:style-name="T5">O</text:span>thers(for fun and seeing how openGL works):</text:p>
      <text:p text:style-name="P14"/>
      <text:p text:style-name="P14">b<text:tab/><text:tab/>- Stop/starts clearing frame</text:p>
      <text:p text:style-name="P14"/>
      <text:p text:style-name="P14">d<text:tab/><text:tab/>- Disables/enables z buffer depth t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8T20:54:04.31</meta:creation-date>
    <dc:date>2013-12-08T21:39:18.77</dc:date>
    <meta:editing-duration>PT23M18S</meta:editing-duration>
    <meta:editing-cycles>3</meta:editing-cycles>
    <meta:generator>LibreOffice/4.0.6.2$Windows_x86 LibreOffice_project/2e2573268451a50806fcd60ae2d9fe01dd0ce24</meta:generator>
    <meta:document-statistic meta:table-count="0" meta:image-count="0" meta:object-count="0" meta:page-count="3" meta:paragraph-count="59" meta:word-count="819" meta:character-count="4403" meta:non-whitespace-character-count="3584"/>
  </office:meta>
</office:document-meta>
</file>